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8000000F0E43BA56ADDDB46A5.png" manifest:media-type="image/png"/>
  <manifest:file-entry manifest:full-path="Pictures/10000201000000F0000000F00F5CB284E3D99C18.png" manifest:media-type="image/png"/>
  <manifest:file-entry manifest:full-path="Pictures/1000020100000091000000A8207E31B4BCFB51D0.png" manifest:media-type="image/png"/>
  <manifest:file-entry manifest:full-path="Pictures/1000020100000321000000C30A332D54E1725B75.png" manifest:media-type="image/png"/>
  <manifest:file-entry manifest:full-path="Pictures/100002010000011C0000012C9A9B589A2E44923E.png" manifest:media-type="image/png"/>
  <manifest:file-entry manifest:full-path="Pictures/10000201000003E8000000EF6D5401C1FD82800D.png" manifest:media-type="image/png"/>
  <manifest:file-entry manifest:full-path="Pictures/10000201000000F3000000F3A14747F8CD09B584.png" manifest:media-type="image/png"/>
  <manifest:file-entry manifest:full-path="Pictures/1000020100000155000000BA41EFDD49C23ADF44.png" manifest:media-type="image/png"/>
  <manifest:file-entry manifest:full-path="Pictures/1000020100000190000000C8E674CC216C0D3F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verpass" svg:font-family="Overpa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39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Fine_20_Dashed" svg:stroke-width="0.053cm" svg:stroke-color="#999999" draw:marker-start-width="0.279cm" draw:marker-end-width="0.279cm" draw:fill="none" draw:textarea-horizontal-align="justify" draw:textarea-vertical-align="middle" draw:auto-grow-height="false" fo:min-height="11.88cm" fo:min-width="18.83cm" fo:padding-top="0.151cm" fo:padding-bottom="0.151cm" fo:padding-left="0.276cm" fo:padding-right="0.27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7cm, 0cm, 1.209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823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1cm" fo:min-width="6.06cm"/>
    </style:style>
    <style:style style:name="gr8" style:family="graphic" style:parent-style-name="objectwithoutfill">
      <style:graphic-properties svg:stroke-width="0.035cm" svg:stroke-color="#999999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53cm" svg:stroke-color="#999999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999999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1cm" fo:min-width="5.15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cm" fo:min-width="0cm"/>
    </style:style>
    <style:style style:name="gr13" style:family="graphic" style:parent-style-name="standard">
      <style:graphic-properties draw:stroke="dash" draw:stroke-dash="Fine_20_Dashed" svg:stroke-width="0.053cm" svg:stroke-color="#999999" draw:marker-start-width="0.279cm" draw:marker-end-width="0.279cm" draw:fill="none" draw:textarea-horizontal-align="justify" draw:textarea-vertical-align="middle" draw:auto-grow-height="false" fo:min-height="6.376cm" fo:min-width="12.226cm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Overpass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Overpass" fo:font-size="14pt" style:font-size-asian="14pt" style:font-size-complex="14pt"/>
    </style:style>
    <style:style style:name="T1" style:family="text">
      <style:text-properties style:font-name="Overpass"/>
    </style:style>
    <style:style style:name="T2" style:family="text">
      <style:text-properties style:font-name="Overpass" fo:font-size="14pt" style:font-size-asian="14pt" style:font-size-complex="14pt"/>
    </style:style>
    <style:style style:name="T3" style:family="text">
      <style:text-properties style:font-name="Overpass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1.187cm" svg:x="15.386cm" svg:y="4.261cm">
          <draw:text-box>
            <text:p/>
          </draw:text-box>
        </draw:frame>
        <draw:frame draw:style-name="gr2" draw:text-style-name="P2" draw:layer="layout" svg:width="5.301cm" svg:height="5.6cm" svg:x="11.554cm" svg:y="5.5cm">
          <draw:image xlink:href="Pictures/100002010000011C0000012C9A9B589A2E44923E.png" xlink:type="simple" xlink:show="embed" xlink:actuate="onLoad">
            <text:p/>
          </draw:image>
        </draw:frame>
        <draw:frame draw:style-name="gr2" draw:text-style-name="P2" draw:layer="layout" svg:width="2.886cm" svg:height="1.573cm" svg:x="20.1cm" svg:y="10.227cm">
          <draw:image xlink:href="Pictures/1000020100000155000000BA41EFDD49C23ADF44.png" xlink:type="simple" xlink:show="embed" xlink:actuate="onLoad">
            <text:p/>
          </draw:image>
        </draw:frame>
        <draw:frame draw:style-name="gr2" draw:text-style-name="P2" draw:layer="layout" svg:width="2.056cm" svg:height="2.056cm" svg:x="6.244cm" svg:y="5.6cm">
          <draw:image xlink:href="Pictures/10000201000000F3000000F3A14747F8CD09B584.png" xlink:type="simple" xlink:show="embed" xlink:actuate="onLoad">
            <text:p/>
          </draw:image>
        </draw:frame>
        <draw:custom-shape draw:style-name="gr3" draw:text-style-name="P2" draw:layer="layout" svg:width="20.7cm" svg:height="13.5cm" svg:x="5.3cm" svg:y="3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3.007cm" svg:height="1.028cm" svg:x="15.4cm" svg:y="11.4cm">
          <draw:image xlink:href="Pictures/1000020100000190000000C8E674CC216C0D3FE0.png" xlink:type="simple" xlink:show="embed" xlink:actuate="onLoad">
            <text:p/>
          </draw:image>
        </draw:frame>
        <draw:frame draw:style-name="gr2" draw:text-style-name="P2" draw:layer="layout" svg:width="2.991cm" svg:height="3.465cm" svg:x="22.1cm" svg:y="15.335cm">
          <draw:image xlink:href="Pictures/1000020100000091000000A8207E31B4BCFB51D0.png" xlink:type="simple" xlink:show="embed" xlink:actuate="onLoad">
            <text:p/>
          </draw:image>
        </draw:frame>
        <draw:frame draw:style-name="gr2" draw:text-style-name="P2" draw:layer="layout" svg:width="4.1cm" svg:height="3.514cm" svg:x="24cm" svg:y="12.4cm">
          <draw:image xlink:href="Pictures/1000020100000118000000F0E43BA56ADDDB46A5.png" xlink:type="simple" xlink:show="embed" xlink:actuate="onLoad">
            <text:p/>
          </draw:image>
        </draw:frame>
        <draw:frame draw:style-name="gr5" draw:text-style-name="P2" draw:layer="layout" svg:width="2.476cm" svg:height="2cm" svg:x="24.423cm" svg:y="2.4cm">
          <draw:image xlink:href="Pictures/10000201000003E8000000EF6D5401C1FD82800D.png" xlink:type="simple" xlink:show="embed" xlink:actuate="onLoad">
            <text:p/>
          </draw:image>
        </draw:frame>
        <draw:frame draw:style-name="gr6" draw:text-style-name="P3" draw:layer="layout" svg:width="4.244cm" svg:height="1.091cm" svg:x="5.456cm" svg:y="4.509cm">
          <draw:text-box>
            <text:p><text:span text:style-name="T1">MQTT </text:span><text:span text:style-name="T2">gateway</text:span></text:p>
          </draw:text-box>
        </draw:frame>
        <draw:frame draw:style-name="gr7" draw:text-style-name="P3" draw:layer="layout" svg:width="6.56cm" svg:height="1.691cm" svg:x="10.685cm" svg:y="3.6cm">
          <draw:text-box>
            <text:p><text:span text:style-name="T1">Qpid Dispatch Router</text:span></text:p>
            <text:p text:style-name="P4"><text:span text:style-name="T2">network</text:span></text:p>
          </draw:text-box>
        </draw:frame>
        <draw:frame draw:style-name="gr2" draw:text-style-name="P2" draw:layer="layout" svg:width="2.886cm" svg:height="1.573cm" svg:x="20.114cm" svg:y="7.9cm">
          <draw:image xlink:href="Pictures/1000020100000155000000BA41EFDD49C23ADF44.png" xlink:type="simple" xlink:show="embed" xlink:actuate="onLoad">
            <text:p/>
          </draw:image>
        </draw:frame>
        <draw:frame draw:style-name="gr2" draw:text-style-name="P2" draw:layer="layout" svg:width="2.886cm" svg:height="1.573cm" svg:x="20.1cm" svg:y="5.6cm">
          <draw:image xlink:href="Pictures/1000020100000155000000BA41EFDD49C23ADF44.png" xlink:type="simple" xlink:show="embed" xlink:actuate="onLoad">
            <text:p/>
          </draw:image>
        </draw:frame>
        <draw:connector draw:style-name="gr8" draw:text-style-name="P2" draw:layer="layout" draw:type="line" svg:x1="17.135cm" svg:y1="6.37cm" svg:x2="19.658cm" svg:y2="6.37cm" svg:d="M17135 6370h2523" svg:viewBox="0 0 2524 1">
          <text:p/>
        </draw:connector>
        <draw:connector draw:style-name="gr8" draw:text-style-name="P2" draw:layer="layout" draw:type="line" svg:x1="17.136cm" svg:y1="8.57cm" svg:x2="19.659cm" svg:y2="8.57cm" svg:d="M17136 8570h2523" svg:viewBox="0 0 2524 1">
          <text:p/>
        </draw:connector>
        <draw:connector draw:style-name="gr8" draw:text-style-name="P2" draw:layer="layout" draw:type="line" svg:x1="17.137cm" svg:y1="10.87cm" svg:x2="19.66cm" svg:y2="10.87cm" svg:d="M17137 10870h2523" svg:viewBox="0 0 2524 1">
          <text:p/>
        </draw:connector>
        <draw:frame draw:style-name="gr2" draw:text-style-name="P2" draw:layer="layout" svg:width="1.231cm" svg:height="1.231cm" svg:x="2.069cm" svg:y="9.369cm">
          <draw:image xlink:href="Pictures/10000201000000F0000000F00F5CB284E3D99C18.png" xlink:type="simple" xlink:show="embed" xlink:actuate="onLoad">
            <text:p/>
          </draw:image>
        </draw:frame>
        <draw:frame draw:style-name="gr2" draw:text-style-name="P2" draw:layer="layout" svg:width="1.231cm" svg:height="1.231cm" svg:x="2.469cm" svg:y="10.1cm">
          <draw:image xlink:href="Pictures/10000201000000F0000000F00F5CB284E3D99C18.png" xlink:type="simple" xlink:show="embed" xlink:actuate="onLoad">
            <text:p/>
          </draw:image>
        </draw:frame>
        <draw:connector draw:style-name="gr9" draw:text-style-name="P2" draw:layer="layout" draw:type="line" svg:x1="3.915cm" svg:y1="6.587cm" svg:x2="6.201cm" svg:y2="6.6cm" svg:d="M3915 6587l2286 13" svg:viewBox="0 0 2287 14">
          <text:p/>
        </draw:connector>
        <draw:line draw:style-name="gr10" draw:text-style-name="P4" draw:layer="layout" svg:x1="3.9cm" svg:y1="10.2cm" svg:x2="12.2cm" svg:y2="10.2cm">
          <text:p/>
        </draw:line>
        <draw:frame draw:style-name="gr2" draw:text-style-name="P2" draw:layer="layout" svg:width="1.231cm" svg:height="1.231cm" svg:x="1.97cm" svg:y="5.469cm">
          <draw:image xlink:href="Pictures/10000201000000F0000000F00F5CB284E3D99C18.png" xlink:type="simple" xlink:show="embed" xlink:actuate="onLoad">
            <text:p/>
          </draw:image>
        </draw:frame>
        <draw:frame draw:style-name="gr2" draw:text-style-name="P2" draw:layer="layout" svg:width="1.231cm" svg:height="1.231cm" svg:x="2.37cm" svg:y="6.2cm">
          <draw:image xlink:href="Pictures/10000201000000F0000000F00F5CB284E3D99C18.png" xlink:type="simple" xlink:show="embed" xlink:actuate="onLoad">
            <text:p/>
          </draw:image>
        </draw:frame>
        <draw:frame draw:style-name="gr11" draw:text-style-name="P3" draw:layer="layout" svg:width="5.654cm" svg:height="1.691cm" svg:x="18.485cm" svg:y="3.601cm">
          <draw:text-box>
            <text:p><text:span text:style-name="T1">ActiveMQ Artemis</text:span></text:p>
            <text:p text:style-name="P4"><text:span text:style-name="T2">brokers</text:span></text:p>
          </draw:text-box>
        </draw:frame>
        <draw:frame draw:style-name="gr2" draw:text-style-name="P2" draw:layer="layout" svg:width="2.056cm" svg:height="2.056cm" svg:x="17.144cm" svg:y="14.391cm">
          <draw:image xlink:href="Pictures/10000201000000F3000000F3A14747F8CD09B584.png" xlink:type="simple" xlink:show="embed" xlink:actuate="onLoad">
            <text:p/>
          </draw:image>
        </draw:frame>
        <draw:frame draw:style-name="gr12" draw:text-style-name="P3" draw:layer="layout" svg:width="2.444cm" svg:height="1.06cm" svg:x="16.956cm" svg:y="13.2cm">
          <draw:text-box>
            <text:p><text:span text:style-name="T1">Admin </text:span></text:p>
          </draw:text-box>
        </draw:frame>
        <draw:connector draw:style-name="gr8" draw:text-style-name="P2" draw:layer="layout" draw:line-skew="2.235cm" svg:x1="16.601cm" svg:y1="15.39cm" svg:x2="13.856cm" svg:y2="10.939cm" svg:d="M16601 15390v10h-2745v-4461" svg:viewBox="0 0 2746 4462">
          <text:p/>
        </draw:connector>
        <draw:connector draw:style-name="gr8" draw:text-style-name="P2" draw:layer="layout" draw:line-skew="1.724cm" svg:x1="19.444cm" svg:y1="15.5cm" svg:x2="21.547cm" svg:y2="12.052cm" svg:d="M19444 15500h2103v-3448" svg:viewBox="0 0 2104 3449">
          <text:p/>
        </draw:connector>
        <draw:custom-shape draw:style-name="gr13" draw:text-style-name="P2" draw:layer="layout" svg:width="13.5cm" svg:height="7.4cm" svg:x="10.5cm" svg:y="5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" draw:layer="layout" draw:type="line" svg:x1="8.479cm" svg:y1="6.3cm" svg:x2="11.358cm" svg:y2="6.312cm" svg:d="M8479 6300l2879 12" svg:viewBox="0 0 2880 13">
          <text:p/>
        </draw:connector>
        <draw:frame draw:style-name="gr6" draw:text-style-name="P5" draw:layer="layout" svg:width="3.044cm" svg:height="1.091cm" svg:x="1.556cm" svg:y="4.51cm">
          <draw:text-box>
            <text:p><text:span text:style-name="T2">MQTT </text:span><text:span text:style-name="T3">clients</text:span></text:p>
          </draw:text-box>
        </draw:frame>
        <draw:frame draw:style-name="gr14" draw:text-style-name="P5" draw:layer="layout" svg:width="3.144cm" svg:height="0.889cm" svg:x="1.656cm" svg:y="8.411cm">
          <draw:text-box>
            <text:p><text:span text:style-name="T2">AMQP </text:span><text:span text:style-name="T3">clients</text:span></text:p>
          </draw:text-box>
        </draw:frame>
        <draw:frame draw:style-name="gr15" draw:text-style-name="P4" draw:layer="layout" svg:width="2.808cm" svg:height="0.683cm" svg:x="5.992cm" svg:y="7.917cm">
          <draw:image xlink:href="Pictures/1000020100000321000000C30A332D54E1725B7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Overpass" svg:font-family="Overpa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8T08:16:20.144025071</meta:creation-date>
    <dc:date>2017-10-12T17:17:03.843602321</dc:date>
    <meta:editing-duration>PT10M29S</meta:editing-duration>
    <meta:editing-cycles>3</meta:editing-cycles>
    <meta:generator>LibreOffice/5.1.6.2.0$Linux_X86_64 LibreOffice_project/10$Build-2</meta:generator>
    <meta:document-statistic meta:object-count="32"/>
  </office:meta>
</office:document-meta>
</file>